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entProperties.isDebug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Properties.getLocaleList( Locale locale , boolean propertyPathMo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lientProperties.setTheme( Theme the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ientProperties.setUserAgent( UserAgent userAg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ientProperties.getT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Properties.getInstance( FacesContext faces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lientProperties.setContentType( String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ientProperties.setDebugMode( boolean debug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Properties.getDefaultInstance( FacesContext faces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Properties.update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lientProperties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Properties.getInstance( UIViewRoot viewRoo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lientProperties.ClientProperties( TobagoConfig tobago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ientProperties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lientProperties.getUserAg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Properties.ClientProperties( FacesContext facesContex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4">
            <text:p text:style-name="Table_20_Contents">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